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ae8c6"/>
    </style:style>
    <style:style style:name="P2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1ae8c6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line-height="120%" fo:text-align="justify" style:justify-single-word="false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>
      <style:paragraph-properties fo:line-height="120%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paragraph-properties fo:line-height="120%" fo:text-align="justify" style:justify-single-word="false" fo:break-before="auto" fo:break-after="auto" style:writing-mode="lr-tb"/>
      <style:text-properties fo:font-weight="normal" officeooo:paragraph-rsid="001ae8c6" style:font-weight-asian="normal" style:font-weight-complex="normal"/>
    </style:style>
    <style:style style:name="P6" style:family="paragraph" style:parent-style-name="Text_20_body">
      <style:paragraph-properties fo:line-height="100%" fo:break-before="auto" fo:break-after="auto"/>
      <style:text-properties fo:font-weight="bold" officeooo:rsid="000ae5e1" officeooo:paragraph-rsid="001ae8c6" style:font-weight-asian="bold" style:font-weight-complex="bold"/>
    </style:style>
    <style:style style:name="P7" style:family="paragraph" style:parent-style-name="Text_20_body">
      <style:paragraph-properties fo:line-height="100%"/>
      <style:text-properties fo:font-weight="bold" officeooo:rsid="000ae5e1" officeooo:paragraph-rsid="001ae8c6" style:font-weight-asian="bold" style:font-weight-complex="bold"/>
    </style:style>
    <style:style style:name="P8" style:family="paragraph" style:parent-style-name="Text_20_body">
      <style:paragraph-properties fo:line-height="100%" fo:text-align="justify" style:justify-single-word="false" style:writing-mode="lr-tb"/>
      <style:text-properties style:font-name="Times New Roman" fo:font-size="12pt" fo:font-weight="bold" officeooo:rsid="000ae5e1" officeooo:paragraph-rsid="001ae8c6" style:font-name-asian="Times New Roman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83884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f9df7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officeooo:rsid="001660dd" officeooo:paragraph-rsid="001ae8c6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officeooo:rsid="001047f3" officeooo:paragraph-rsid="001ae8c6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fo:font-weight="normal" officeooo:rsid="000ae5e1" officeooo:paragraph-rsid="001ae8c6" style:font-weight-asian="normal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fo:font-weight="normal" officeooo:rsid="001ece13" officeooo:paragraph-rsid="001ae8c6" style:font-weight-asian="normal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fo:font-weight="normal" officeooo:rsid="00203fe8" officeooo:paragraph-rsid="001ae8c6" style:font-weight-asian="normal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fo:font-weight="normal" officeooo:rsid="003dfdbb" officeooo:paragraph-rsid="001ae8c6" style:font-weight-asian="normal" style:font-weight-complex="normal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fo:font-weight="normal" officeooo:rsid="003fb429" officeooo:paragraph-rsid="001ae8c6" style:font-weight-asian="normal" style:font-weight-complex="normal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fo:font-weight="normal" officeooo:rsid="003ffeee" officeooo:paragraph-rsid="001ae8c6" style:font-weight-asian="normal" style:font-weight-complex="normal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fo:font-weight="normal" officeooo:rsid="004124a3" officeooo:paragraph-rsid="001ae8c6" style:font-weight-asian="normal" style:font-weight-complex="normal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font-weight="normal" officeooo:rsid="0045e43a" officeooo:paragraph-rsid="001ae8c6" style:font-weight-asian="normal" style:font-weight-complex="normal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fo:font-weight="normal" officeooo:rsid="0049ea80" officeooo:paragraph-rsid="001ae8c6" style:font-weight-asian="normal" style:font-weight-complex="normal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fo:font-weight="normal" officeooo:rsid="004ee0c3" officeooo:paragraph-rsid="001ae8c6" style:font-weight-asian="normal" style:font-weight-complex="normal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fo:font-weight="normal" officeooo:rsid="00507565" officeooo:paragraph-rsid="001ae8c6" style:font-weight-asian="normal" style:font-weight-complex="normal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fo:font-weight="normal" officeooo:rsid="00183884" officeooo:paragraph-rsid="001ae8c6" style:font-weight-asian="normal" style:font-weight-complex="normal"/>
    </style:style>
    <style:style style:name="P26" style:family="paragraph" style:parent-style-name="Standard">
      <style:paragraph-properties fo:line-height="100%" fo:text-align="justify" style:justify-single-word="false" style:writing-mode="lr-tb"/>
      <style:text-properties fo:font-weight="normal" officeooo:rsid="001047f3" officeooo:paragraph-rsid="001ae8c6" style:font-weight-asian="normal" style:font-weight-complex="normal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fo:font-weight="bold" officeooo:rsid="0019ae7b" officeooo:paragraph-rsid="001ae8c6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fo:font-weight="bold" officeooo:rsid="00203fe8" officeooo:paragraph-rsid="001ae8c6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fo:font-weight="bold" officeooo:rsid="003dfdbb" officeooo:paragraph-rsid="001ae8c6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 style:writing-mode="lr-tb"/>
      <style:text-properties fo:font-weight="bold" officeooo:rsid="003ffeee" officeooo:paragraph-rsid="001ae8c6" style:font-weight-asian="bold" style:font-weight-complex="bold"/>
    </style:style>
    <style:style style:name="P31" style:family="paragraph" style:parent-style-name="Standard">
      <style:paragraph-properties fo:line-height="115%" fo:text-align="justify" style:justify-single-word="false" style:writing-mode="lr-tb"/>
      <style:text-properties fo:font-weight="bold" officeooo:rsid="00440e49" officeooo:paragraph-rsid="001ae8c6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 style:writing-mode="lr-tb"/>
      <style:text-properties fo:font-weight="bold" officeooo:rsid="004d0f3f" officeooo:paragraph-rsid="001ae8c6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 style:writing-mode="lr-tb"/>
      <style:text-properties officeooo:rsid="003fb429" officeooo:paragraph-rsid="001ae8c6"/>
    </style:style>
    <style:style style:name="P34" style:family="paragraph" style:parent-style-name="Standard">
      <style:paragraph-properties fo:line-height="115%" fo:text-align="justify" style:justify-single-word="false" style:writing-mode="lr-tb"/>
      <style:text-properties officeooo:rsid="003ffeee" officeooo:paragraph-rsid="001ae8c6"/>
    </style:style>
    <style:style style:name="P35" style:family="paragraph" style:parent-style-name="Standard">
      <style:paragraph-properties fo:line-height="115%" fo:text-align="justify" style:justify-single-word="false" style:writing-mode="lr-tb"/>
      <style:text-properties officeooo:paragraph-rsid="001ae8c6"/>
    </style:style>
    <style:style style:name="P36" style:family="paragraph" style:parent-style-name="Standard">
      <style:paragraph-properties fo:line-height="115%" fo:text-align="justify" style:justify-single-word="false" style:writing-mode="lr-tb"/>
      <style:text-properties officeooo:rsid="00183884" officeooo:paragraph-rsid="001ae8c6"/>
    </style:style>
    <style:style style:name="P37" style:family="paragraph" style:parent-style-name="Standard">
      <style:text-properties officeooo:paragraph-rsid="001ae8c6"/>
    </style:style>
    <style:style style:name="P38" style:family="paragraph" style:parent-style-name="Standard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fo:font-weight="normal" officeooo:rsid="000ae5e1" officeooo:paragraph-rsid="001ae8c6" style:font-weight-asian="normal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15%" fo:text-align="justify" style:justify-single-word="false" style:writing-mode="lr-tb"/>
      <style:text-properties fo:font-weight="normal" officeooo:rsid="000ae5e1" officeooo:paragraph-rsid="001ae8c6" style:font-weight-asian="normal" style:font-weight-complex="normal"/>
    </style:style>
    <style:style style:name="P40" style:family="paragraph" style:parent-style-name="Standard">
      <style:paragraph-properties fo:margin-left="0in" fo:margin-right="0in" fo:line-height="120%" fo:text-align="justify" style:justify-single-word="false" fo:text-indent="0in" style:auto-text-indent="false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fo:margin-left="0in" fo:margin-right="0in" fo:line-height="120%" fo:text-align="justify" style:justify-single-word="false" fo:text-indent="0in" style:auto-text-indent="false" fo:break-before="auto" fo:break-after="auto" style:writing-mode="lr-tb"/>
      <style:text-properties fo:font-weight="normal" officeooo:paragraph-rsid="001ae8c6" style:font-weight-asian="normal" style:font-weight-complex="normal"/>
    </style:style>
    <style:style style:name="P42" style:family="paragraph" style:parent-style-name="Standard">
      <style:paragraph-properties fo:margin-left="0.5in" fo:margin-right="0in" fo:line-height="120%" fo:text-indent="0in" style:auto-text-indent="false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 style:list-style-name="LS12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 style:list-style-name="L1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 style:list-style-name="L2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 style:list-style-name="L3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 style:list-style-name="LS12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 style:list-style-name="L1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 style:list-style-name="L2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 style:list-style-name="L3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51" style:family="paragraph" style:parent-style-name="Standard" style:list-style-name="LS12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 style:list-style-name="L1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53" style:family="paragraph" style:parent-style-name="Standard" style:list-style-name="L2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 style:list-style-name="L3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55" style:family="paragraph" style:parent-style-name="Standard" style:list-style-name="L2">
      <style:paragraph-properties fo:line-height="120%" fo:break-before="auto" fo:break-after="auto" style:writing-mode="lr-tb"/>
      <style:text-properties style:font-name="Times New Roman" fo:font-size="12pt" fo:font-weight="normal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56" style:family="paragraph" style:parent-style-name="Standard" style:list-style-name="L11">
      <style:paragraph-properties fo:line-height="100%" fo:text-align="justify" style:justify-single-word="false" fo:break-before="auto" fo:break-after="auto" style:writing-mode="lr-tb"/>
      <style:text-properties style:font-name="Times New Roman" fo:font-size="12pt" fo:font-weight="normal" officeooo:rsid="001cbe00" officeooo:paragraph-rsid="001cbe00" style:font-name-asian="Times New Roman" style:font-size-asian="12pt" style:font-weight-asian="normal" style:font-name-complex="Times New Roman" style:font-size-complex="12pt" style:font-weight-complex="normal"/>
    </style:style>
    <style:style style:name="P57" style:family="paragraph" style:parent-style-name="Standard" style:list-style-name="L12">
      <style:paragraph-properties fo:line-height="100%" fo:text-align="justify" style:justify-single-word="false" fo:break-before="auto" fo:break-after="auto" style:writing-mode="lr-tb"/>
      <style:text-properties style:font-name="Times New Roman" fo:font-size="12pt" fo:font-weight="normal" officeooo:rsid="001cbe00" officeooo:paragraph-rsid="001e0ee6" style:font-name-asian="Times New Roman" style:font-size-asian="12pt" style:font-weight-asian="normal" style:font-name-complex="Times New Roman" style:font-size-complex="12pt" style:font-weight-complex="normal"/>
    </style:style>
    <style:style style:name="P58" style:family="paragraph" style:parent-style-name="Standard" style:list-style-name="L12">
      <style:paragraph-properties fo:line-height="100%" fo:text-align="justify" style:justify-single-word="false" fo:break-before="auto" fo:break-after="auto" style:writing-mode="lr-tb"/>
      <style:text-properties style:font-name="Times New Roman" fo:font-size="12pt" fo:font-weight="normal" officeooo:rsid="001cbe00" officeooo:paragraph-rsid="0020b874" style:font-name-asian="Times New Roman" style:font-size-asian="12pt" style:font-weight-asian="normal" style:font-name-complex="Times New Roman" style:font-size-complex="12pt" style:font-weight-complex="normal"/>
    </style:style>
    <style:style style:name="P59" style:family="paragraph" style:parent-style-name="Standard" style:list-style-name="L13">
      <style:paragraph-properties fo:line-height="100%" fo:text-align="justify" style:justify-single-word="false" fo:break-before="auto" fo:break-after="auto" style:writing-mode="lr-tb"/>
      <style:text-properties style:font-name="Times New Roman" fo:font-size="12pt" fo:font-weight="normal" officeooo:rsid="001cbe00" officeooo:paragraph-rsid="001f94c3" style:font-name-asian="Times New Roman" style:font-size-asian="12pt" style:font-weight-asian="normal" style:font-name-complex="Times New Roman" style:font-size-complex="12pt" style:font-weight-complex="normal"/>
    </style:style>
    <style:style style:name="P60" style:family="paragraph" style:parent-style-name="Standard" style:list-style-name="L14">
      <style:paragraph-properties fo:line-height="100%" fo:text-align="justify" style:justify-single-word="false" fo:break-before="auto" fo:break-after="auto" style:writing-mode="lr-tb"/>
      <style:text-properties style:font-name="Times New Roman" fo:font-size="12pt" fo:font-weight="normal" officeooo:rsid="001cbe00" officeooo:paragraph-rsid="001f94c3" style:font-name-asian="Times New Roman" style:font-size-asian="12pt" style:font-weight-asian="normal" style:font-name-complex="Times New Roman" style:font-size-complex="12pt" style:font-weight-complex="normal"/>
    </style:style>
    <style:style style:name="P61" style:family="paragraph" style:parent-style-name="Standard" style:list-style-name="L15">
      <style:paragraph-properties fo:line-height="100%" fo:text-align="justify" style:justify-single-word="false" fo:break-before="auto" fo:break-after="auto" style:writing-mode="lr-tb"/>
      <style:text-properties style:font-name="Times New Roman" fo:font-size="12pt" fo:font-weight="normal" officeooo:rsid="001cbe00" officeooo:paragraph-rsid="0020b874" style:font-name-asian="Times New Roman" style:font-size-asian="12pt" style:font-weight-asian="normal" style:font-name-complex="Times New Roman" style:font-size-complex="12pt" style:font-weight-complex="normal"/>
    </style:style>
    <style:style style:name="P62" style:family="paragraph" style:parent-style-name="Standard" style:list-style-name="L17">
      <style:paragraph-properties fo:line-height="100%" fo:text-align="justify" style:justify-single-word="false" fo:break-before="auto" fo:break-after="auto" style:writing-mode="lr-tb"/>
      <style:text-properties style:font-name="Times New Roman" fo:font-size="12pt" fo:font-weight="normal" officeooo:rsid="001cbe00" officeooo:paragraph-rsid="0020b874" style:font-name-asian="Times New Roman" style:font-size-asian="12pt" style:font-weight-asian="normal" style:font-name-complex="Times New Roman" style:font-size-complex="12pt" style:font-weight-complex="normal"/>
    </style:style>
    <style:style style:name="P63" style:family="paragraph" style:parent-style-name="Standard" style:list-style-name="L9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rsid="000f9df7" officeooo:paragraph-rsid="001ae8c6" style:font-name-asian="Times New Roman" style:font-size-asian="12pt" style:font-name-complex="Times New Roman" style:font-size-complex="12pt"/>
    </style:style>
    <style:style style:name="P64" style:family="paragraph" style:parent-style-name="Standard" style:list-style-name="L9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1ae8c6" style:font-name-asian="Times New Roman" style:font-size-asian="12pt" style:font-name-complex="Times New Roman" style:font-size-complex="12pt"/>
    </style:style>
    <style:style style:name="P65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1cbe00" style:font-name-asian="Times New Roman" style:font-size-asian="12pt" style:font-name-complex="Times New Roman" style:font-size-complex="12pt"/>
    </style:style>
    <style:style style:name="P66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1e0ee6" style:font-name-asian="Times New Roman" style:font-size-asian="12pt" style:font-name-complex="Times New Roman" style:font-size-complex="12pt"/>
    </style:style>
    <style:style style:name="P67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1f94c3" style:font-name-asian="Times New Roman" style:font-size-asian="12pt" style:font-name-complex="Times New Roman" style:font-size-complex="12pt"/>
    </style:style>
    <style:style style:name="P68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20b874" style:font-name-asian="Times New Roman" style:font-size-asian="12pt" style:font-name-complex="Times New Roman" style:font-size-complex="12pt"/>
    </style:style>
    <style:style style:name="P69" style:family="paragraph" style:parent-style-name="Standard" style:list-style-name="L4">
      <style:paragraph-properties fo:line-height="115%" fo:text-align="justify" style:justify-single-word="false" style:writing-mode="lr-tb"/>
      <style:text-properties fo:font-weight="bold" officeooo:rsid="00203fe8" officeooo:paragraph-rsid="001ae8c6" style:font-weight-asian="bold" style:font-weight-complex="bold"/>
    </style:style>
    <style:style style:name="P70" style:family="paragraph" style:parent-style-name="Standard" style:list-style-name="L4">
      <style:paragraph-properties fo:line-height="115%" fo:text-align="justify" style:justify-single-word="false" style:writing-mode="lr-tb"/>
      <style:text-properties fo:font-weight="bold" officeooo:rsid="0021d9b6" officeooo:paragraph-rsid="001ae8c6" style:font-weight-asian="bold" style:font-weight-complex="bold"/>
    </style:style>
    <style:style style:name="P71" style:family="paragraph" style:parent-style-name="Standard" style:list-style-name="L4">
      <style:paragraph-properties fo:line-height="115%" fo:text-align="justify" style:justify-single-word="false" style:writing-mode="lr-tb"/>
      <style:text-properties fo:font-weight="bold" officeooo:rsid="002526ac" officeooo:paragraph-rsid="001ae8c6" style:font-weight-asian="bold" style:font-weight-complex="bold"/>
    </style:style>
    <style:style style:name="P72" style:family="paragraph" style:parent-style-name="Standard" style:list-style-name="L4">
      <style:paragraph-properties fo:line-height="115%" fo:text-align="justify" style:justify-single-word="false" style:writing-mode="lr-tb"/>
      <style:text-properties fo:font-weight="normal" officeooo:rsid="0021d9b6" officeooo:paragraph-rsid="001ae8c6" style:font-weight-asian="normal" style:font-weight-complex="normal"/>
    </style:style>
    <style:style style:name="P73" style:family="paragraph" style:parent-style-name="Standard" style:list-style-name="L4">
      <style:paragraph-properties fo:line-height="115%" fo:text-align="justify" style:justify-single-word="false" style:writing-mode="lr-tb"/>
      <style:text-properties fo:font-weight="normal" officeooo:rsid="002235ec" officeooo:paragraph-rsid="001ae8c6" style:font-weight-asian="normal" style:font-weight-complex="normal"/>
    </style:style>
    <style:style style:name="P74" style:family="paragraph" style:parent-style-name="Standard" style:list-style-name="L5">
      <style:paragraph-properties fo:line-height="115%" fo:text-align="justify" style:justify-single-word="false" style:writing-mode="lr-tb"/>
      <style:text-properties fo:font-weight="normal" officeooo:rsid="003fb429" officeooo:paragraph-rsid="001ae8c6" style:font-weight-asian="normal" style:font-weight-complex="normal"/>
    </style:style>
    <style:style style:name="P75" style:family="paragraph" style:parent-style-name="Standard" style:list-style-name="L6">
      <style:paragraph-properties fo:line-height="115%" fo:text-align="justify" style:justify-single-word="false" style:writing-mode="lr-tb"/>
      <style:text-properties fo:font-weight="normal" officeooo:rsid="00422a63" officeooo:paragraph-rsid="001ae8c6" style:font-weight-asian="normal" style:font-weight-complex="normal"/>
    </style:style>
    <style:style style:name="P76" style:family="paragraph" style:parent-style-name="Standard" style:list-style-name="L6">
      <style:paragraph-properties fo:line-height="115%" fo:text-align="justify" style:justify-single-word="false" style:writing-mode="lr-tb"/>
      <style:text-properties fo:font-weight="normal" officeooo:rsid="00440e49" officeooo:paragraph-rsid="001ae8c6" style:font-weight-asian="normal" style:font-weight-complex="normal"/>
    </style:style>
    <style:style style:name="P77" style:family="paragraph" style:parent-style-name="Standard" style:list-style-name="L7">
      <style:paragraph-properties fo:line-height="115%" fo:text-align="justify" style:justify-single-word="false" style:writing-mode="lr-tb"/>
      <style:text-properties fo:font-weight="normal" officeooo:rsid="0019ae7b" officeooo:paragraph-rsid="001ae8c6" style:font-weight-asian="normal" style:font-weight-complex="normal"/>
    </style:style>
    <style:style style:name="P78" style:family="paragraph" style:parent-style-name="Standard" style:list-style-name="L7">
      <style:paragraph-properties fo:line-height="115%" fo:text-align="justify" style:justify-single-word="false" style:writing-mode="lr-tb"/>
      <style:text-properties fo:font-weight="normal" officeooo:rsid="0047a8c4" officeooo:paragraph-rsid="001ae8c6" style:font-weight-asian="normal" style:font-weight-complex="normal"/>
    </style:style>
    <style:style style:name="P79" style:family="paragraph" style:parent-style-name="Standard" style:list-style-name="L7">
      <style:paragraph-properties fo:line-height="115%" fo:text-align="justify" style:justify-single-word="false" style:writing-mode="lr-tb"/>
      <style:text-properties fo:font-weight="normal" officeooo:rsid="0049ea80" officeooo:paragraph-rsid="001ae8c6" style:font-weight-asian="normal" style:font-weight-complex="normal"/>
    </style:style>
    <style:style style:name="P80" style:family="paragraph" style:parent-style-name="Standard" style:list-style-name="L8">
      <style:paragraph-properties fo:line-height="115%" fo:text-align="justify" style:justify-single-word="false" style:writing-mode="lr-tb"/>
      <style:text-properties fo:font-weight="normal" officeooo:rsid="0050805b" officeooo:paragraph-rsid="001ae8c6" style:font-weight-asian="normal" style:font-weight-complex="normal"/>
    </style:style>
    <style:style style:name="P81" style:family="paragraph" style:parent-style-name="Standard" style:list-style-name="L8">
      <style:paragraph-properties fo:line-height="115%" fo:text-align="justify" style:justify-single-word="false" style:writing-mode="lr-tb"/>
      <style:text-properties fo:font-weight="normal" officeooo:rsid="005099d8" officeooo:paragraph-rsid="001ae8c6" style:font-weight-asian="normal" style:font-weight-complex="normal"/>
    </style:style>
    <style:style style:name="P82" style:family="paragraph" style:parent-style-name="Standard" style:list-style-name="L8">
      <style:paragraph-properties fo:line-height="115%" fo:text-align="justify" style:justify-single-word="false" style:writing-mode="lr-tb"/>
      <style:text-properties fo:font-weight="normal" officeooo:rsid="00526450" officeooo:paragraph-rsid="001ae8c6" style:font-weight-asian="normal" style:font-weight-complex="normal"/>
    </style:style>
    <style:style style:name="P83" style:family="paragraph" style:parent-style-name="Standard" style:list-style-name="L9">
      <style:paragraph-properties fo:line-height="100%" fo:text-align="justify" style:justify-single-word="false" style:writing-mode="lr-tb"/>
      <style:text-properties style:font-name="Times New Roman" fo:font-size="12pt" fo:font-weight="normal" officeooo:rsid="000f9df7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84" style:family="paragraph" style:parent-style-name="Standard" style:list-style-name="L9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85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86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1cbe00" style:font-name-asian="Times New Roman" style:font-size-asian="12pt" style:font-weight-asian="normal" style:font-name-complex="Times New Roman" style:font-size-complex="12pt" style:font-weight-complex="normal"/>
    </style:style>
    <style:style style:name="P87" style:family="paragraph" style:parent-style-name="Standard" style:list-style-name="L9">
      <style:paragraph-properties fo:line-height="100%" fo:text-align="justify" style:justify-single-word="false" style:writing-mode="lr-tb"/>
      <style:text-properties style:font-name="Times New Roman" fo:font-size="12pt" fo:font-weight="normal" officeooo:rsid="000c2ee5" officeooo:paragraph-rsid="001ae8c6" style:font-name-asian="Times New Roman" style:font-size-asian="12pt" style:font-weight-asian="normal" style:font-name-complex="Times New Roman" style:font-size-complex="12pt" style:font-weight-complex="normal"/>
    </style:style>
    <style:style style:name="P88" style:family="paragraph" style:parent-style-name="Standard" style:list-style-name="L11">
      <style:paragraph-properties fo:line-height="100%" fo:text-align="justify" style:justify-single-word="false" style:writing-mode="lr-tb"/>
      <style:text-properties style:font-name="Times New Roman" fo:font-size="12pt" fo:font-weight="normal" officeooo:rsid="001cbe00" officeooo:paragraph-rsid="001cbe00" style:font-name-asian="Times New Roman" style:font-size-asian="12pt" style:font-weight-asian="normal" style:font-name-complex="Times New Roman" style:font-size-complex="12pt" style:font-weight-complex="normal"/>
    </style:style>
    <style:style style:name="P89" style:family="paragraph" style:parent-style-name="Standard" style:list-style-name="L12">
      <style:paragraph-properties fo:line-height="100%" fo:text-align="justify" style:justify-single-word="false" style:writing-mode="lr-tb"/>
      <style:text-properties style:font-name="Times New Roman" fo:font-size="12pt" fo:font-weight="normal" officeooo:rsid="001cbe00" officeooo:paragraph-rsid="001e0ee6" style:font-name-asian="Times New Roman" style:font-size-asian="12pt" style:font-weight-asian="normal" style:font-name-complex="Times New Roman" style:font-size-complex="12pt" style:font-weight-complex="normal"/>
    </style:style>
    <style:style style:name="P90" style:family="paragraph" style:parent-style-name="Standard" style:list-style-name="L12">
      <style:paragraph-properties fo:line-height="100%" fo:text-align="justify" style:justify-single-word="false" style:writing-mode="lr-tb"/>
      <style:text-properties style:font-name="Times New Roman" fo:font-size="12pt" fo:font-weight="normal" officeooo:rsid="001cbe00" officeooo:paragraph-rsid="0020b874" style:font-name-asian="Times New Roman" style:font-size-asian="12pt" style:font-weight-asian="normal" style:font-name-complex="Times New Roman" style:font-size-complex="12pt" style:font-weight-complex="normal"/>
    </style:style>
    <style:style style:name="P91" style:family="paragraph" style:parent-style-name="Standard" style:list-style-name="L13">
      <style:paragraph-properties fo:line-height="100%" fo:text-align="justify" style:justify-single-word="false" style:writing-mode="lr-tb"/>
      <style:text-properties style:font-name="Times New Roman" fo:font-size="12pt" fo:font-weight="normal" officeooo:rsid="001cbe00" officeooo:paragraph-rsid="001f94c3" style:font-name-asian="Times New Roman" style:font-size-asian="12pt" style:font-weight-asian="normal" style:font-name-complex="Times New Roman" style:font-size-complex="12pt" style:font-weight-complex="normal"/>
    </style:style>
    <style:style style:name="P92" style:family="paragraph" style:parent-style-name="Standard" style:list-style-name="L14">
      <style:paragraph-properties fo:line-height="100%" fo:text-align="justify" style:justify-single-word="false" style:writing-mode="lr-tb"/>
      <style:text-properties style:font-name="Times New Roman" fo:font-size="12pt" fo:font-weight="normal" officeooo:rsid="001cbe00" officeooo:paragraph-rsid="001f94c3" style:font-name-asian="Times New Roman" style:font-size-asian="12pt" style:font-weight-asian="normal" style:font-name-complex="Times New Roman" style:font-size-complex="12pt" style:font-weight-complex="normal"/>
    </style:style>
    <style:style style:name="P93" style:family="paragraph" style:parent-style-name="Standard" style:list-style-name="L15">
      <style:paragraph-properties fo:line-height="100%" fo:text-align="justify" style:justify-single-word="false" style:writing-mode="lr-tb"/>
      <style:text-properties style:font-name="Times New Roman" fo:font-size="12pt" fo:font-weight="normal" officeooo:rsid="001cbe00" officeooo:paragraph-rsid="0020b874" style:font-name-asian="Times New Roman" style:font-size-asian="12pt" style:font-weight-asian="normal" style:font-name-complex="Times New Roman" style:font-size-complex="12pt" style:font-weight-complex="normal"/>
    </style:style>
    <style:style style:name="P94" style:family="paragraph" style:parent-style-name="Standard" style:list-style-name="L17">
      <style:paragraph-properties fo:line-height="100%" fo:text-align="justify" style:justify-single-word="false" style:writing-mode="lr-tb"/>
      <style:text-properties style:font-name="Times New Roman" fo:font-size="12pt" fo:font-weight="normal" officeooo:rsid="001cbe00" officeooo:paragraph-rsid="0020b874" style:font-name-asian="Times New Roman" style:font-size-asian="12pt" style:font-weight-asian="normal" style:font-name-complex="Times New Roman" style:font-size-complex="12pt" style:font-weight-complex="normal"/>
    </style:style>
    <style:style style:name="P95" style:family="paragraph" style:parent-style-name="Standard" style:list-style-name="L11">
      <style:paragraph-properties fo:line-height="100%" fo:text-align="justify" style:justify-single-word="false" style:writing-mode="lr-tb"/>
      <style:text-properties style:font-name="Times New Roman" fo:font-size="12pt" fo:font-weight="normal" officeooo:rsid="001e0ee6" officeooo:paragraph-rsid="001e0ee6" style:font-name-asian="Times New Roman" style:font-size-asian="12pt" style:font-weight-asian="normal" style:font-name-complex="Times New Roman" style:font-size-complex="12pt" style:font-weight-complex="normal"/>
    </style:style>
    <style:style style:name="P96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1e0ee6" officeooo:paragraph-rsid="001e0ee6" style:font-name-asian="Times New Roman" style:font-size-asian="12pt" style:font-weight-asian="normal" style:font-name-complex="Times New Roman" style:font-size-complex="12pt" style:font-weight-complex="normal"/>
    </style:style>
    <style:style style:name="P97" style:family="paragraph" style:parent-style-name="Standard" style:list-style-name="L12">
      <style:paragraph-properties fo:line-height="100%" fo:text-align="justify" style:justify-single-word="false" style:writing-mode="lr-tb"/>
      <style:text-properties style:font-name="Times New Roman" fo:font-size="12pt" fo:font-weight="normal" officeooo:rsid="001e0ee6" officeooo:paragraph-rsid="001e0ee6" style:font-name-asian="Times New Roman" style:font-size-asian="12pt" style:font-weight-asian="normal" style:font-name-complex="Times New Roman" style:font-size-complex="12pt" style:font-weight-complex="normal"/>
    </style:style>
    <style:style style:name="P98" style:family="paragraph" style:parent-style-name="Standard" style:list-style-name="L12">
      <style:paragraph-properties fo:line-height="100%" fo:text-align="justify" style:justify-single-word="false" style:writing-mode="lr-tb"/>
      <style:text-properties style:font-name="Times New Roman" fo:font-size="12pt" fo:font-weight="normal" officeooo:rsid="001e0ee6" officeooo:paragraph-rsid="0020b874" style:font-name-asian="Times New Roman" style:font-size-asian="12pt" style:font-weight-asian="normal" style:font-name-complex="Times New Roman" style:font-size-complex="12pt" style:font-weight-complex="normal"/>
    </style:style>
    <style:style style:name="P99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1e0ee6" officeooo:paragraph-rsid="001f94c3" style:font-name-asian="Times New Roman" style:font-size-asian="12pt" style:font-weight-asian="normal" style:font-name-complex="Times New Roman" style:font-size-complex="12pt" style:font-weight-complex="normal"/>
    </style:style>
    <style:style style:name="P100" style:family="paragraph" style:parent-style-name="Standard" style:list-style-name="L13">
      <style:paragraph-properties fo:line-height="100%" fo:text-align="justify" style:justify-single-word="false" style:writing-mode="lr-tb"/>
      <style:text-properties style:font-name="Times New Roman" fo:font-size="12pt" fo:font-weight="normal" officeooo:rsid="001e0ee6" officeooo:paragraph-rsid="001f94c3" style:font-name-asian="Times New Roman" style:font-size-asian="12pt" style:font-weight-asian="normal" style:font-name-complex="Times New Roman" style:font-size-complex="12pt" style:font-weight-complex="normal"/>
    </style:style>
    <style:style style:name="P101" style:family="paragraph" style:parent-style-name="Standard" style:list-style-name="L14">
      <style:paragraph-properties fo:line-height="100%" fo:text-align="justify" style:justify-single-word="false" style:writing-mode="lr-tb"/>
      <style:text-properties style:font-name="Times New Roman" fo:font-size="12pt" fo:font-weight="normal" officeooo:rsid="001e0ee6" officeooo:paragraph-rsid="001f94c3" style:font-name-asian="Times New Roman" style:font-size-asian="12pt" style:font-weight-asian="normal" style:font-name-complex="Times New Roman" style:font-size-complex="12pt" style:font-weight-complex="normal"/>
    </style:style>
    <style:style style:name="P102" style:family="paragraph" style:parent-style-name="Standard" style:list-style-name="L15">
      <style:paragraph-properties fo:line-height="100%" fo:text-align="justify" style:justify-single-word="false" style:writing-mode="lr-tb"/>
      <style:text-properties style:font-name="Times New Roman" fo:font-size="12pt" fo:font-weight="normal" officeooo:rsid="001e0ee6" officeooo:paragraph-rsid="001f94c3" style:font-name-asian="Times New Roman" style:font-size-asian="12pt" style:font-weight-asian="normal" style:font-name-complex="Times New Roman" style:font-size-complex="12pt" style:font-weight-complex="normal"/>
    </style:style>
    <style:style style:name="P103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1e0ee6" officeooo:paragraph-rsid="0020b874" style:font-name-asian="Times New Roman" style:font-size-asian="12pt" style:font-weight-asian="normal" style:font-name-complex="Times New Roman" style:font-size-complex="12pt" style:font-weight-complex="normal"/>
    </style:style>
    <style:style style:name="P104" style:family="paragraph" style:parent-style-name="Standard" style:list-style-name="L17">
      <style:paragraph-properties fo:line-height="100%" fo:text-align="justify" style:justify-single-word="false" style:writing-mode="lr-tb"/>
      <style:text-properties style:font-name="Times New Roman" fo:font-size="12pt" fo:font-weight="normal" officeooo:rsid="001e0ee6" officeooo:paragraph-rsid="0020b874" style:font-name-asian="Times New Roman" style:font-size-asian="12pt" style:font-weight-asian="normal" style:font-name-complex="Times New Roman" style:font-size-complex="12pt" style:font-weight-complex="normal"/>
    </style:style>
    <style:style style:name="P105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bold" officeooo:rsid="001cbe00" officeooo:paragraph-rsid="001cbe00" style:font-name-asian="Times New Roman" style:font-size-asian="12pt" style:font-weight-asian="bold" style:font-name-complex="Times New Roman" style:font-size-complex="12pt" style:font-weight-complex="bold"/>
    </style:style>
    <style:style style:name="P106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bold" officeooo:rsid="001cbe00" officeooo:paragraph-rsid="001f94c3" style:font-name-asian="Times New Roman" style:font-size-asian="12pt" style:font-weight-asian="bold" style:font-name-complex="Times New Roman" style:font-size-complex="12pt" style:font-weight-complex="bold"/>
    </style:style>
    <style:style style:name="P107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bold" officeooo:rsid="001e0ee6" officeooo:paragraph-rsid="001e0ee6" style:font-name-asian="Times New Roman" style:font-size-asian="12pt" style:font-weight-asian="bold" style:font-name-complex="Times New Roman" style:font-size-complex="12pt" style:font-weight-complex="bold"/>
    </style:style>
    <style:style style:name="P108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bold" officeooo:rsid="001e0ee6" officeooo:paragraph-rsid="0020b874" style:font-name-asian="Times New Roman" style:font-size-asian="12pt" style:font-weight-asian="bold" style:font-name-complex="Times New Roman" style:font-size-complex="12pt" style:font-weight-complex="bold"/>
    </style:style>
    <style:style style:name="P109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bold" officeooo:rsid="0020b874" officeooo:paragraph-rsid="0020b874" style:font-name-asian="Times New Roman" style:font-size-asian="12pt" style:font-weight-asian="bold" style:font-name-complex="Times New Roman" style:font-size-complex="12pt" style:font-weight-complex="bold"/>
    </style:style>
    <style:style style:name="P110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officeooo:paragraph-rsid="001f94c3" style:font-name-asian="Times New Roman" style:font-size-asian="12pt" style:font-name-complex="Times New Roman" style:font-size-complex="12pt"/>
    </style:style>
    <style:style style:name="T1" style:family="text">
      <style:text-properties officeooo:rsid="00192abf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192abf" style:font-name-asian="Times New Roman" style:font-size-asian="12pt" style:font-name-complex="Times New Roman" style:font-size-complex="12pt"/>
    </style:style>
    <style:style style:name="T4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5" style:family="text">
      <style:text-properties officeooo:rsid="0026949f"/>
    </style:style>
    <style:style style:name="T6" style:family="text">
      <style:text-properties officeooo:rsid="00203fe8"/>
    </style:style>
    <style:style style:name="T7" style:family="text">
      <style:text-properties officeooo:rsid="003c191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dfdbb" style:font-weight-asian="normal" style:font-weight-complex="normal"/>
    </style:style>
    <style:style style:name="T10" style:family="text">
      <style:text-properties fo:font-weight="normal" officeooo:rsid="0021d9b6" style:font-weight-asian="normal" style:font-weight-complex="normal"/>
    </style:style>
    <style:style style:name="T11" style:family="text">
      <style:text-properties fo:font-weight="normal" officeooo:rsid="002235ec" style:font-weight-asian="normal" style:font-weight-complex="normal"/>
    </style:style>
    <style:style style:name="T12" style:family="text">
      <style:text-properties fo:font-weight="normal" officeooo:rsid="0025e808" style:font-weight-asian="normal" style:font-weight-complex="normal"/>
    </style:style>
    <style:style style:name="T13" style:family="text">
      <style:text-properties fo:font-weight="normal" officeooo:rsid="003fb429" style:font-weight-asian="normal" style:font-weight-complex="normal"/>
    </style:style>
    <style:style style:name="T14" style:family="text">
      <style:text-properties officeooo:rsid="001b71df"/>
    </style:style>
    <style:style style:name="T15" style:family="text">
      <style:text-properties officeooo:rsid="003fb429"/>
    </style:style>
    <style:style style:name="T16" style:family="text">
      <style:text-properties officeooo:rsid="004124a3"/>
    </style:style>
    <style:style style:name="T17" style:family="text">
      <style:text-properties officeooo:rsid="0037567f"/>
    </style:style>
    <style:style style:name="T18" style:family="text">
      <style:text-properties officeooo:rsid="004a6e04"/>
    </style:style>
    <style:style style:name="T19" style:family="text">
      <style:text-properties officeooo:rsid="004c91a6"/>
    </style:style>
    <style:style style:name="T20" style:family="text">
      <style:text-properties officeooo:rsid="0048c830"/>
    </style:style>
    <style:style style:name="T21" style:family="text">
      <style:text-properties officeooo:rsid="0049ea80"/>
    </style:style>
    <style:style style:name="T22" style:family="text">
      <style:text-properties officeooo:rsid="001b94c3"/>
    </style:style>
    <style:style style:name="T23" style:family="text">
      <style:text-properties officeooo:rsid="0015d047"/>
    </style:style>
    <style:style style:name="T24" style:family="text">
      <style:text-properties officeooo:rsid="00183884"/>
    </style:style>
    <style:style style:name="T25" style:family="text">
      <style:text-properties officeooo:rsid="001660dd"/>
    </style:style>
    <style:style style:name="T26" style:family="text">
      <style:text-properties officeooo:rsid="000efaff"/>
    </style:style>
    <style:style style:name="T27" style:family="text">
      <style:text-properties officeooo:rsid="000ae5e1"/>
    </style:style>
    <style:style style:name="T28" style:family="text">
      <style:text-properties officeooo:rsid="000f9df7"/>
    </style:style>
    <style:style style:name="T29" style:family="text">
      <style:text-properties officeooo:rsid="000c2ee5"/>
    </style:style>
    <style:style style:name="T30" style:family="text">
      <style:text-properties officeooo:rsid="001047f3"/>
    </style:style>
    <style:style style:name="T31" style:family="text">
      <style:text-properties officeooo:rsid="001cbe00"/>
    </style:style>
    <style:style style:name="T32" style:family="text">
      <style:text-properties officeooo:rsid="001e0ee6"/>
    </style:style>
    <style:style style:name="T33" style:family="text">
      <style:text-properties officeooo:rsid="001f94c3"/>
    </style:style>
    <style:style style:name="T34" style:family="text">
      <style:text-properties officeooo:rsid="0020b8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e Case #1</text:p>
      <text:p text:style-name="P3">Name - Admin login</text:p>
      <text:p text:style-name="P3">Description - Admin login to access the system</text:p>
      <text:p text:style-name="P3">Actor - Admin</text:p>
      <text:p text:style-name="P40">Pre-conditions - As an identification, the admin has a username and a password that is already stored in the system.</text:p>
      <text:p text:style-name="P3">Post-conditions - Notify the user if Login credentials are right or wrong, then redirected to home page once successful.</text:p>
      <text:p text:style-name="P4">Main course:</text:p>
      <text:list xml:id="list7371099377837232216" text:style-name="LS12">
        <text:list-item>
          <text:p text:style-name="P43">The admin enters username and password.</text:p>
        </text:list-item>
      </text:list>
      <text:p text:style-name="P42"><text:span text:style-name="T1">Exception</text:span>. Username or password is not recognize then admin will be informed that the details entered are invalid.</text:p>
      <text:list xml:id="list192446835136712" text:continue-numbering="true" text:style-name="LS12">
        <text:list-item>
          <text:p text:style-name="P47">If successful, redirects to <text:span text:style-name="T1">admin dashboard</text:span>.</text:p>
        </text:list-item>
        <text:list-item>
          <text:p text:style-name="P51">Exit</text:p>
        </text:list-item>
      </text:list>
      <text:p text:style-name="P38"/>
      <text:p text:style-name="P7">Use Case #<text:span text:style-name="T1">2</text:span></text:p>
      <text:p text:style-name="P5"><text:span text:style-name="T2">Name - Admin log</text:span><text:span text:style-name="T3">out</text:span></text:p>
      <text:p text:style-name="P5"><text:span text:style-name="T2">Description - Admin log</text:span><text:span text:style-name="T3">out</text:span><text:span text:style-name="T2"> to </text:span><text:span text:style-name="T3">exit from admin's account</text:span></text:p>
      <text:p text:style-name="P3">Actor - Admin</text:p>
      <text:p text:style-name="P41"><text:span text:style-name="T2">Pre-conditions – </text:span><text:span text:style-name="T3">The admin is logged in</text:span></text:p>
      <text:p text:style-name="P5"><text:span text:style-name="T2">Post-conditions – </text:span><text:span text:style-name="T3">The admin is redirected to the website's homepage</text:span></text:p>
      <text:p text:style-name="P4">Main course:</text:p>
      <text:list xml:id="list7405568300728184680" text:style-name="L1">
        <text:list-item>
          <text:p text:style-name="P44">The admin <text:span text:style-name="T1">clicks logout button</text:span></text:p>
        </text:list-item>
        <text:list-item>
          <text:p text:style-name="P48"><text:span text:style-name="T1">The system</text:span> redirects <text:span text:style-name="T1">to homepage</text:span></text:p>
        </text:list-item>
        <text:list-item>
          <text:p text:style-name="P52">Exit</text:p>
        </text:list-item>
      </text:list>
      <text:p text:style-name="P38"/>
      <text:p text:style-name="P7">Use Case #<text:span text:style-name="T1">3</text:span></text:p>
      <text:p text:style-name="P5"><text:span text:style-name="T2">Name - </text:span><text:span text:style-name="T3">Customer</text:span><text:span text:style-name="T2"> login</text:span></text:p>
      <text:p text:style-name="P5"><text:span text:style-name="T2">Description - </text:span><text:span text:style-name="T3">Customer</text:span><text:span text:style-name="T2"> login to access the system</text:span></text:p>
      <text:p text:style-name="P5"><text:span text:style-name="T2">Actor - </text:span><text:span text:style-name="T3">Customer</text:span></text:p>
      <text:p text:style-name="P41"><text:span text:style-name="T2">Pre-conditions - As an identification, the </text:span><text:span text:style-name="T3">customer</text:span><text:span text:style-name="T2"> has a username and a password that is already stored in the system.</text:span></text:p>
      <text:p text:style-name="P5"><text:span text:style-name="T2">Post-conditions - Notify the </text:span><text:span text:style-name="T3">customer</text:span><text:span text:style-name="T2"> if Login credentials are right or wrong, then redirected to </text:span><text:span text:style-name="T3">customer dashboard</text:span><text:span text:style-name="T2"> once successful.</text:span></text:p>
      <text:p text:style-name="P4">Main course:</text:p>
      <text:list xml:id="list5096209405067250311" text:style-name="L2">
        <text:list-item>
          <text:p text:style-name="P45">The <text:span text:style-name="T1">customer</text:span> enters username and password.</text:p>
          <text:p text:style-name="P55"><text:span text:style-name="T1">Exception</text:span>. Username or password is not recognize then admin will be informed that the details entered are invalid.</text:p>
        </text:list-item>
        <text:list-item>
          <text:p text:style-name="P49">If successful, redirects to <text:span text:style-name="T1">customer dashboard</text:span>.</text:p>
        </text:list-item>
        <text:list-item>
          <text:p text:style-name="P53">Exit</text:p>
        </text:list-item>
      </text:list>
      <text:p text:style-name="P38"><text:soft-page-break/></text:p>
      <text:p text:style-name="P7">Use Case #<text:span text:style-name="T1">4</text:span></text:p>
      <text:p text:style-name="P5"><text:span text:style-name="T2">Name - </text:span><text:span text:style-name="T3">Customer</text:span><text:span text:style-name="T2"> log</text:span><text:span text:style-name="T3">out</text:span></text:p>
      <text:p text:style-name="P5"><text:span text:style-name="T2">Description - </text:span><text:span text:style-name="T3">Customer</text:span><text:span text:style-name="T2"> log</text:span><text:span text:style-name="T3">out</text:span><text:span text:style-name="T2"> to </text:span><text:span text:style-name="T3">exit from admin's account</text:span></text:p>
      <text:p text:style-name="P5"><text:span text:style-name="T2">Actor - </text:span><text:span text:style-name="T3">Customer</text:span></text:p>
      <text:p text:style-name="P41"><text:span text:style-name="T2">Pre-conditions – </text:span><text:span text:style-name="T3">The customer is logged in</text:span></text:p>
      <text:p text:style-name="P5"><text:span text:style-name="T2">Post-conditions – </text:span><text:span text:style-name="T3">The customer is redirected to the website's homepage</text:span></text:p>
      <text:p text:style-name="P4">Main course:</text:p>
      <text:list xml:id="list5118288916164742474" text:style-name="L3">
        <text:list-item>
          <text:p text:style-name="P46">The <text:span text:style-name="T1">customer</text:span> <text:span text:style-name="T1">clicks logout button</text:span></text:p>
        </text:list-item>
        <text:list-item>
          <text:p text:style-name="P50"><text:span text:style-name="T1">The system</text:span> redirects <text:span text:style-name="T1">to homepage</text:span></text:p>
        </text:list-item>
        <text:list-item>
          <text:p text:style-name="P54">Exit</text:p>
        </text:list-item>
      </text:list>
      <text:p text:style-name="P39"/>
      <text:p text:style-name="P7">Use Case #<text:span text:style-name="T1">5</text:span></text:p>
      <text:p text:style-name="P1"><text:span text:style-name="T1">N</text:span>ame: Sign up</text:p>
      <text:p text:style-name="P1">Actor: <text:span text:style-name="T1">Customer</text:span></text:p>
      <text:p text:style-name="P1">Pre-Condition: <text:span text:style-name="T1">Customer</text:span> hasn't signed up</text:p>
      <text:p text:style-name="P1">Post-Condition: The <text:span text:style-name="T1">custome</text:span>r's account will be recorded in the database</text:p>
      <text:p text:style-name="P1">Main Course:</text:p>
      <text:p text:style-name="P1">1. the <text:span text:style-name="T1">customer</text:span> clicks the sign up button</text:p>
      <text:p text:style-name="P1">2. The <text:span text:style-name="T1">customer</text:span> will be redirected to the signup page</text:p>
      <text:p text:style-name="P1">3. The <text:span text:style-name="T1">customer</text:span> fills up the signup form</text:p>
      <text:p text:style-name="P1">4. The <text:span text:style-name="T1">customer</text:span> clicks the submit button</text:p>
      <text:p text:style-name="P1">Exception: If the <text:span text:style-name="T1">customer</text:span> has an invalid entry. Go back to 3</text:p>
      <text:p text:style-name="P1">5. A prompt will show that the <text:span text:style-name="T1">customer</text:span> is successful in signing up</text:p>
      <text:p text:style-name="P14">6. Exit</text:p>
      <text:p text:style-name="P14"/>
      <text:p text:style-name="P27">Use Case <text:span text:style-name="T5">#6</text:span></text:p>
      <text:p text:style-name="P15"><text:span text:style-name="T6">Name: </text:span>View order<text:span text:style-name="T7">s</text:span></text:p>
      <text:p text:style-name="P16">Actor: Customer</text:p>
      <text:p text:style-name="P28"><text:span text:style-name="T8">Pre-condition:</text:span> <text:span text:style-name="T8">The customer has an </text:span><text:span text:style-name="T9">order transaction</text:span></text:p>
      <text:p text:style-name="P16">Post-condition: The customer will be able to view the order status and details</text:p>
      <text:p text:style-name="P16">Main Course: </text:p>
      <text:list xml:id="list4256107476610465980" text:style-name="L4">
        <text:list-item>
          <text:p text:style-name="P69"><text:span text:style-name="T8">The use case begins when the customer logs in the customer dashboard </text:span><text:span text:style-name="T10">and is in the dashboard area</text:span></text:p>
        </text:list-item>
        <text:list-item>
          <text:p text:style-name="P72">The user clicks on “My orders” link in the navigation section</text:p>
        </text:list-item>
        <text:list-item>
          <text:p text:style-name="P69"><text:span text:style-name="T11">The system displays all orders with an open status the user made in the past</text:span><text:span text:style-name="T10"> <text:s/></text:span><text:span text:style-name="T8"><text:s/></text:span></text:p>
        </text:list-item>
        <text:list-item>
          <text:p text:style-name="P70"><text:span text:style-name="T8">The user </text:span><text:span text:style-name="T11">selects the order he wants to view</text:span></text:p>
        </text:list-item>
        <text:list-item>
          <text:p text:style-name="P73">The system displays the order's status and details.</text:p>
        </text:list-item>
        <text:list-item>
          <text:p text:style-name="P71"><text:span text:style-name="T8">The use case </text:span><text:span text:style-name="T12">exits</text:span></text:p>
        </text:list-item>
      </text:list>
      <text:p text:style-name="P27"/>
      <text:p text:style-name="P29">Use Case #<text:span text:style-name="T14">7</text:span></text:p>
      <text:p text:style-name="P17"><text:soft-page-break/>Name: View Wishlist</text:p>
      <text:p text:style-name="P17">Actor: Customer</text:p>
      <text:p text:style-name="P17">Pre-condition: The customer <text:span text:style-name="T15">is logged in and is in the customer dashboard</text:span></text:p>
      <text:p text:style-name="P18">Post-condition: The customer will be able to view the items he added to wishlist</text:p>
      <text:p text:style-name="P18">Main Course:</text:p>
      <text:list xml:id="list5187890914584254568" text:style-name="L5">
        <text:list-item>
          <text:p text:style-name="P74">The use case begins when the customer logs in the customer dashboard.</text:p>
        </text:list-item>
        <text:list-item>
          <text:p text:style-name="P74">The user clicks on “My Wishlist” link in the navigation section</text:p>
        </text:list-item>
        <text:list-item>
          <text:p text:style-name="P74">The system displays all items in the wishlist of the user</text:p>
        </text:list-item>
        <text:list-item>
          <text:p text:style-name="P74">The user sees all items he added in wishlist</text:p>
        </text:list-item>
        <text:list-item>
          <text:p text:style-name="P74">The use case exits. </text:p>
        </text:list-item>
      </text:list>
      <text:p text:style-name="P33"/>
      <text:p text:style-name="P30">Use Case #<text:span text:style-name="T14">8</text:span></text:p>
      <text:p text:style-name="P19">Name: View Reviews</text:p>
      <text:p text:style-name="P19">Actor: Customer</text:p>
      <text:p text:style-name="P34"><text:span text:style-name="T8">Pre-condition: The customer </text:span><text:span text:style-name="T13">is logged in and is in the customer dashboard</text:span></text:p>
      <text:p text:style-name="P18">Post-condition: The customer will be able to view <text:span text:style-name="T16">ratings and feedback he submitted for the products he bought</text:span></text:p>
      <text:p text:style-name="P20">Main Course: </text:p>
      <text:list xml:id="list9032195786640648841" text:style-name="L6">
        <text:list-item>
          <text:p text:style-name="P75">The use case begins when the customer clicks on the “My Reviews” link in the navigation section</text:p>
        </text:list-item>
        <text:list-item>
          <text:p text:style-name="P75">The system displays a table containing the products and the reviews I've written</text:p>
        </text:list-item>
        <text:list-item>
          <text:p text:style-name="P76">The user sees the feedback he submitted for the product</text:p>
        </text:list-item>
        <text:list-item>
          <text:p text:style-name="P76">The use case exits.</text:p>
        </text:list-item>
      </text:list>
      <text:p text:style-name="P17"/>
      <text:p text:style-name="P31">Use Case #<text:span text:style-name="T14">9</text:span></text:p>
      <text:p text:style-name="P21">Name: <text:span text:style-name="T17">Re-order Items</text:span></text:p>
      <text:p text:style-name="P21">Actor: Customer</text:p>
      <text:p text:style-name="P21">Pre-condition: <text:span text:style-name="T18">The customer is logged in and the product is currently in stock. </text:span></text:p>
      <text:p text:style-name="P21">Post-condition: <text:span text:style-name="T19">The product is added in the user's cart</text:span></text:p>
      <text:p text:style-name="P21">Main Course:</text:p>
      <text:list xml:id="list546742269417882989" text:style-name="L7">
        <text:list-item>
          <text:p text:style-name="P77"><text:span text:style-name="T20">The use case begins when the User views his orders (</text:span>Use Case <text:span text:style-name="T5">#1)</text:span></text:p>
        </text:list-item>
        <text:list-item>
          <text:p text:style-name="P78">The <text:span text:style-name="T21">user clicks on the item he wants to re-order</text:span></text:p>
        </text:list-item>
        <text:list-item>
          <text:p text:style-name="P79">The system displays the item details</text:p>
        </text:list-item>
        <text:list-item>
          <text:p text:style-name="P79">The user inputs the amount he wants to re-order</text:p>
        </text:list-item>
        <text:list-item>
          <text:p text:style-name="P79">The user clicks on re-order button</text:p>
        </text:list-item>
        <text:list-item>
          <text:p text:style-name="P79">The system adds the item in the user's shopping cart</text:p>
        </text:list-item>
      </text:list>
      <text:p text:style-name="P22">Exception:</text:p>
      <text:p text:style-name="P22">5a. The product is out of stock</text:p>
      <text:p text:style-name="P22"/>
      <text:p text:style-name="P32">Use Case #<text:span text:style-name="T14">10</text:span></text:p>
      <text:p text:style-name="P23">Name : Update Settings</text:p>
      <text:p text:style-name="P23">Actor: Customer</text:p>
      <text:p text:style-name="P24"><text:soft-page-break/>Pre-condition: The customer is registered and logged in</text:p>
      <text:p text:style-name="P24">Post-condtion: The customer's profile settings is updated</text:p>
      <text:p text:style-name="P24">Main Course:</text:p>
      <text:list xml:id="list2255151529940737450" text:style-name="L8">
        <text:list-item>
          <text:p text:style-name="P80">The use case begins when the User clicks on My Settings</text:p>
        </text:list-item>
        <text:list-item>
          <text:p text:style-name="P80">The system display the user's profile details and settings</text:p>
        </text:list-item>
        <text:list-item>
          <text:p text:style-name="P81">The user clicks on Edit Profile</text:p>
        </text:list-item>
        <text:list-item>
          <text:p text:style-name="P82">The system makes the form editable</text:p>
        </text:list-item>
        <text:list-item>
          <text:p text:style-name="P82">The user updates the form fields</text:p>
        </text:list-item>
        <text:list-item>
          <text:p text:style-name="P82">The user clicks submit</text:p>
        </text:list-item>
        <text:list-item>
          <text:p text:style-name="P82">The system updates the user's profile</text:p>
        </text:list-item>
      </text:list>
      <text:p text:style-name="P24"/>
      <text:p text:style-name="P8">Use Case #<text:span text:style-name="T22">11</text:span></text:p>
      <text:p text:style-name="P37">Name: <text:span text:style-name="T23">View customer orders</text:span></text:p>
      <text:p text:style-name="P37">Actor: Admin</text:p>
      <text:p text:style-name="P1">Pre-condition: The admin is in the admin dashboard</text:p>
      <text:p text:style-name="P1">Post-Condition: <text:span text:style-name="T24">The list of customer orders will be displayed</text:span></text:p>
      <text:p text:style-name="P1">Main Course:</text:p>
      <text:p text:style-name="P1"><text:span text:style-name="T24">1</text:span>. The admin clicks the <text:span text:style-name="T24">view customer orders tab</text:span></text:p>
      <text:p text:style-name="P1"><text:span text:style-name="T24">2</text:span>. The <text:span text:style-name="T24">system displays all the customer orders</text:span></text:p>
      <text:p text:style-name="P10">3. Exit</text:p>
      <text:p text:style-name="P9"/>
      <text:p text:style-name="P8">Use Case #<text:span text:style-name="T22">12</text:span></text:p>
      <text:p text:style-name="P37"><text:span text:style-name="T4">Name: </text:span><text:span text:style-name="T23">Add products</text:span></text:p>
      <text:p text:style-name="P37">Actor: Admin</text:p>
      <text:p text:style-name="P1">Pre-condition: The admin is in the admin dashboard</text:p>
      <text:p text:style-name="P1">Post-Condition: The product added will be <text:span text:style-name="T24">added in the product list and will be displayed in the store page</text:span></text:p>
      <text:p text:style-name="P1">Main Course:</text:p>
      <text:p text:style-name="P1">1. The admin is on the admin dashboard</text:p>
      <text:p text:style-name="P1">2. The admin clicks the add product <text:span text:style-name="T24">button</text:span> and he will then be redirected to the add product page with the add product form</text:p>
      <text:p text:style-name="P1">3. The admin will input the information of the product he is going to add</text:p>
      <text:p text:style-name="P35">4. <text:span text:style-name="T24">The admin clicks on the add button</text:span></text:p>
      <text:p text:style-name="P1">Exception: if the product <text:span text:style-name="T24">already exists</text:span>, show error. Exit</text:p>
      <text:p text:style-name="P36">5. The product is added</text:p>
      <text:p text:style-name="P36">6. Exit</text:p>
      <text:p text:style-name="P36"/>
      <text:p text:style-name="P8">Use Case #<text:span text:style-name="T22">13</text:span></text:p>
      <text:p text:style-name="P37">Name: <text:span text:style-name="T23">View products</text:span></text:p>
      <text:p text:style-name="P37">Actor: Admin</text:p>
      <text:p text:style-name="P1">Pre-condition: The admin is in the admin dashboard</text:p>
      <text:p text:style-name="P1">Post-Condition: <text:span text:style-name="T24">All the </text:span>product<text:span text:style-name="T24">s will be displayed</text:span></text:p>
      <text:p text:style-name="P1"><text:soft-page-break/>Main Course:</text:p>
      <text:p text:style-name="P1"><text:span text:style-name="T24">1</text:span>. The admin clicks the <text:span text:style-name="T24">view products tab</text:span></text:p>
      <text:p text:style-name="P1"><text:span text:style-name="T24">2</text:span>. The <text:span text:style-name="T24">system displays all the products</text:span></text:p>
      <text:p text:style-name="P36">3. Exit</text:p>
      <text:p text:style-name="P36"/>
      <text:p text:style-name="P8">Use Case #<text:span text:style-name="T25">14</text:span></text:p>
      <text:p text:style-name="P37">Name: <text:span text:style-name="T23">View Customers</text:span></text:p>
      <text:p text:style-name="P37">Actor: Admin</text:p>
      <text:p text:style-name="P1">Pre-condition: The admin is in the admin dashboard</text:p>
      <text:p text:style-name="P1">Post-Condition: <text:span text:style-name="T24">All the customers will be displayed</text:span></text:p>
      <text:p text:style-name="P1">Main Course:</text:p>
      <text:p text:style-name="P1"><text:span text:style-name="T24">1</text:span>. The admin clicks the <text:span text:style-name="T24">view products tab</text:span></text:p>
      <text:p text:style-name="P1"><text:span text:style-name="T24">2</text:span>. The <text:span text:style-name="T24">system displays all the products</text:span></text:p>
      <text:p text:style-name="P36">3. Exit</text:p>
      <text:p text:style-name="P36"/>
      <text:p text:style-name="P8">Use Case #<text:span text:style-name="T25">15</text:span></text:p>
      <text:p text:style-name="P37"><text:span text:style-name="T25">Name: </text:span>View Sales Report</text:p>
      <text:p text:style-name="P37">Actor: Admin</text:p>
      <text:p text:style-name="P1">Pre-condition: The admin is in the admin dashboard</text:p>
      <text:p text:style-name="P1">Post-Condition: <text:span text:style-name="T24">All the sales reports will be displayed</text:span></text:p>
      <text:p text:style-name="P1">Main Course:</text:p>
      <text:p text:style-name="P1"><text:span text:style-name="T24">1</text:span>. The admin clicks the <text:span text:style-name="T24">view sales report tab</text:span></text:p>
      <text:p text:style-name="P1"><text:span text:style-name="T24">2</text:span>. The <text:span text:style-name="T24">system displays all the products</text:span></text:p>
      <text:p text:style-name="P25">3. Exit</text:p>
      <text:p text:style-name="P39"/>
      <text:p text:style-name="P7">Use Case #<text:span text:style-name="T22">16</text:span></text:p>
      <text:p text:style-name="P2"><text:span text:style-name="T25">N</text:span>ame: <text:span text:style-name="T26">Filter products </text:span></text:p>
      <text:p text:style-name="P2">Actor: customer</text:p>
      <text:p text:style-name="P2">Pre-<text:span text:style-name="T27">c</text:span>ondition: The customer is in the <text:span text:style-name="T26">category page</text:span></text:p>
      <text:p text:style-name="P2">Post-<text:span text:style-name="T27">c</text:span>ondition: The <text:span text:style-name="T28">products filtered by category is shown</text:span></text:p>
      <text:p text:style-name="P2">Main Course:</text:p>
      <text:list xml:id="list7978999962065688036" text:style-name="L9">
        <text:list-item>
          <text:p text:style-name="P63">The customer clicks a category and chooses the subcategory for the product he/she likes</text:p>
        </text:list-item>
        <text:list-item>
          <text:p text:style-name="P83">The system will automatically show the filtered products inside the category</text:p>
        </text:list-item>
        <text:list-item>
          <text:p text:style-name="P83">Exit</text:p>
        </text:list-item>
      </text:list>
      <text:p text:style-name="P9"/>
      <text:p text:style-name="P7">Use Case #<text:span text:style-name="T22">17</text:span></text:p>
      <text:p text:style-name="P2"><text:span text:style-name="T25">N</text:span>ame: <text:span text:style-name="T27">Product Social Sharing</text:span></text:p>
      <text:p text:style-name="P2">Actor: customer</text:p>
      <text:p text:style-name="P2">Pre-<text:span text:style-name="T27">c</text:span>ondition: The customer is in the page of the product</text:p>
      <text:p text:style-name="P2">Post-<text:span text:style-name="T27">c</text:span>ondition: The product will be shared on the <text:span text:style-name="T29">social media platform where the customer had chosen.</text:span></text:p>
      <text:p text:style-name="P2">Main Course:</text:p>
      <text:list xml:id="list192447265184670" text:continue-numbering="true" text:style-name="L9">
        <text:list-item>
          <text:p text:style-name="P64">The customer clicks the icon of the desired social media site</text:p>
        </text:list-item>
        <text:list-item>
          <text:p text:style-name="P84"><text:s/><text:span text:style-name="T29">System will redirect the customer to that particular site.</text:span></text:p>
        </text:list-item>
        <text:list-item>
          <text:p text:style-name="P87"><text:soft-page-break/>The product is shared</text:p>
        </text:list-item>
        <text:list-item>
          <text:p text:style-name="P87">Exit </text:p>
          <text:p text:style-name="P87"/>
        </text:list-item>
      </text:list>
      <text:p text:style-name="P7">Use Case #<text:span text:style-name="T22">18</text:span></text:p>
      <text:p text:style-name="P2"><text:span text:style-name="T25">N</text:span>ame: Add to Wishlist</text:p>
      <text:p text:style-name="P2">Actor: customer</text:p>
      <text:p text:style-name="P2">Pre-Condition: The customer is logged in and is on the product page</text:p>
      <text:p text:style-name="P2">Post-Condition: The specified product will be added to his/her wishlist</text:p>
      <text:p text:style-name="P2">Main Course:</text:p>
      <text:p text:style-name="P2">1. The customer clicks the heart icon on the product page</text:p>
      <text:p text:style-name="P2">Exception: If the product is already in the customer’s wishlist, show error. Exit</text:p>
      <text:p text:style-name="P2">2. The specified product will be reflected on the customer's wishlist</text:p>
      <text:p text:style-name="P11">3. Exit</text:p>
      <text:p text:style-name="P7"/>
      <text:p text:style-name="P7">Use Case #<text:span text:style-name="T22">19</text:span></text:p>
      <text:p text:style-name="P12">Name: Search Product</text:p>
      <text:p text:style-name="P12">Actor: customer</text:p>
      <text:p text:style-name="P12">Pre-Condition: The customer is logged in and is on the store page</text:p>
      <text:p text:style-name="P2">Post-Condition: The <text:span text:style-name="T30">searched product is shown</text:span></text:p>
      <text:p text:style-name="P2">Main Course:</text:p>
      <text:p text:style-name="P2">1. The customer <text:span text:style-name="T30">inputs the product name or any product information on the search bar</text:span></text:p>
      <text:p text:style-name="P2">2. <text:span text:style-name="T30">The system checks the information entered by the customer</text:span></text:p>
      <text:p text:style-name="P13">3. The system will show the product that matches the input</text:p>
      <text:p text:style-name="P13">Exception: Nothing matches.</text:p>
      <text:p text:style-name="P26">4. Exit</text:p>
      <text:p text:style-name="P7"/>
      <text:p text:style-name="P7">Use Case #<text:span text:style-name="T22">20</text:span></text:p>
      <text:p text:style-name="P2">ame: <text:span text:style-name="T8">Rate &amp; Add Feedback </text:span></text:p>
      <text:p text:style-name="P2">Actor: customer</text:p>
      <text:p text:style-name="P2">Pre-Condition: The customer is on the product page</text:p>
      <text:p text:style-name="P2">Post-Condition: The feedback will be shown on the feedback portion of the product</text:p>
      <text:p text:style-name="P2">Main Course:</text:p>
      <text:p text:style-name="P2">1. The customer clicks the Write a Review button</text:p>
      <text:p text:style-name="P2">2. The customer writes his/her feedback to the form</text:p>
      <text:p text:style-name="P2">Exception: If the number of characters exceed 500, Show error. Exit</text:p>
      <text:p text:style-name="P2">3. The customer's feedback will be recorded in the database and shown on the feedback portion of the produc<text:span text:style-name="T8">t</text:span></text:p>
      <text:p text:style-name="P9">4. Exit</text:p>
      <text:p text:style-name="P7"/>
      <text:p text:style-name="P7">Use Case #<text:span text:style-name="T22">21</text:span></text:p>
      <text:p text:style-name="P2"><text:span text:style-name="T25">N</text:span>ame:<text:span text:style-name="T27">View </text:span>Related Produc<text:span text:style-name="T27">t</text:span></text:p>
      <text:p text:style-name="P2">Actor: <text:span text:style-name="T27">customer</text:span></text:p>
      <text:p text:style-name="P2">Pre-<text:span text:style-name="T27">c</text:span>ondition: The Tags of the product has similar products</text:p>
      <text:p text:style-name="P2">Post-<text:span text:style-name="T27">c</text:span>ondition: Products with similar tags will be shown on the product's page</text:p>
      <text:p text:style-name="P2">Main Course:</text:p>
      <text:p text:style-name="P2"><text:soft-page-break/>1. The customer has clicked on the product and is on the product page</text:p>
      <text:p text:style-name="P2">2. Products with the same tags will be shown in the related products portion of the page</text:p>
      <text:p text:style-name="P9">3. Exit</text:p>
      <text:p text:style-name="P9"/>
      <text:p text:style-name="P9">“”” <text:span text:style-name="T33">Catherine</text:span>“””</text:p>
      <text:p text:style-name="P9"/>
      <text:p text:style-name="P105">Use Case #22</text:p>
      <text:p text:style-name="P65"><text:span text:style-name="T25">N</text:span>ame: <text:span text:style-name="T31">Add Supplier</text:span></text:p>
      <text:p text:style-name="P65">Actor: <text:span text:style-name="T31">Admin</text:span></text:p>
      <text:p text:style-name="P65">Pre-<text:span text:style-name="T27">c</text:span>ondition: <text:span text:style-name="T31">The supplier to be added has a name, address, phone number, fax and email. </text:span></text:p>
      <text:p text:style-name="P65">Post-<text:span text:style-name="T27">c</text:span>ondition: <text:span text:style-name="T31">The supplier is added in the database and can be viewed on the supplier list page</text:span></text:p>
      <text:p text:style-name="P65">Main Course:</text:p>
      <text:list xml:id="list7637408828796222231" text:style-name="L11">
        <text:list-item>
          <text:p text:style-name="P56">The admin is on the <text:s/>supplier page.</text:p>
        </text:list-item>
        <text:list-item>
          <text:p text:style-name="P88">The admin Clicks on the add Supplier <text:span text:style-name="T32">tab </text:span>and <text:span text:style-name="T32">is redirected to the add supplier form</text:span></text:p>
        </text:list-item>
        <text:list-item>
          <text:p text:style-name="P95">The admin enters the name, address, phone number, fax, and email of the supplier</text:p>
        </text:list-item>
        <text:list-item>
          <text:p text:style-name="P95">The Admin clicks on the submit button</text:p>
        </text:list-item>
      </text:list>
      <text:p text:style-name="P96"><text:tab/>Exception1: There is a blank input box.</text:p>
      <text:p text:style-name="P96"><text:tab/><text:tab/>1.1 The admin will redirected to the add supplier form</text:p>
      <text:p text:style-name="P96"><text:tab/><text:tab/>1.2 There is a message that tells the admin to fill in all input boxes</text:p>
      <text:p text:style-name="P96"><text:tab/><text:tab/>1.3 Back to step 4</text:p>
      <text:p text:style-name="P96"><text:tab/>Exception2: Supplier is already exists</text:p>
      <text:p text:style-name="P96"><text:tab/><text:tab/>2.1 There is a pop up message that says “Supplier already exists”<text:tab/></text:p>
      <text:p text:style-name="P96"><text:tab/><text:tab/>2.1 Back to step 3.</text:p>
      <text:list xml:id="list192446945867505" text:continue-numbering="true" text:style-name="L11">
        <text:list-item>
          <text:p text:style-name="P95">The supplier is added and is saved in the database</text:p>
        </text:list-item>
        <text:list-item>
          <text:p text:style-name="P95">There is a pop up message that says “the supplier was successfully added”</text:p>
        </text:list-item>
        <text:list-item>
          <text:p text:style-name="P95">Exit</text:p>
        </text:list-item>
      </text:list>
      <text:p text:style-name="P86"/>
      <text:p text:style-name="P86"/>
      <text:p text:style-name="P107">Use Case #23</text:p>
      <text:p text:style-name="P66"><text:span text:style-name="T25">N</text:span>ame: <text:span text:style-name="T32">View all suppliers</text:span></text:p>
      <text:p text:style-name="P66">Actor: <text:span text:style-name="T31">Admin</text:span></text:p>
      <text:p text:style-name="P66">Pre-<text:span text:style-name="T27">c</text:span>ondition: <text:span text:style-name="T32">The admin is on the Admin dashboard page</text:span></text:p>
      <text:p text:style-name="P66">Post-<text:span text:style-name="T27">c</text:span>ondition: <text:span text:style-name="T31">The list of all suppliers is shown</text:span></text:p>
      <text:p text:style-name="P66">Main Course:</text:p>
      <text:list xml:id="list8604800423621769308" text:style-name="L12">
        <text:list-item>
          <text:p text:style-name="P57">The admin <text:span text:style-name="T32">clicks</text:span> on the <text:span text:style-name="T32">supplier tab and will then be redirected to the</text:span> <text:s/>supplier page.</text:p>
        </text:list-item>
        <text:list-item>
          <text:p text:style-name="P89">The admin Clicks on the <text:span text:style-name="T32">view</text:span> Supplier <text:span text:style-name="T32">tab </text:span>and <text:span text:style-name="T32">is redirected to the supplier list page</text:span></text:p>
        </text:list-item>
        <text:list-item>
          <text:p text:style-name="P97">The Supplier list is shown</text:p>
        </text:list-item>
        <text:list-item>
          <text:p text:style-name="P97">Exit</text:p>
        </text:list-item>
      </text:list>
      <text:p text:style-name="P96"/>
      <text:p text:style-name="P106">Use Case #2<text:span text:style-name="T34">4</text:span></text:p>
      <text:p text:style-name="P67"><text:span text:style-name="T25">N</text:span>ame: <text:span text:style-name="T33">Update Supplier</text:span></text:p>
      <text:p text:style-name="P67">Actor: <text:span text:style-name="T31">Admin</text:span></text:p>
      <text:p text:style-name="P67">Pre-<text:span text:style-name="T27">c</text:span>ondition: <text:span text:style-name="T31">The supplier has a name, address, phone number, fax and email. </text:span></text:p>
      <text:p text:style-name="P67">Post-<text:span text:style-name="T27">c</text:span>ondition: <text:span text:style-name="T31">The supplier is updated and saved in the database and can be viewed on the supplier list page</text:span></text:p>
      <text:p text:style-name="P67">Main Course:</text:p>
      <text:list xml:id="list4779988448864263548" text:style-name="L13">
        <text:list-item>
          <text:p text:style-name="P59">The admin is on the <text:s/>supplier page.</text:p>
        </text:list-item>
        <text:list-item>
          <text:p text:style-name="P91">The admin Clicks on the <text:span text:style-name="T33">update</text:span> Supplier <text:span text:style-name="T33">button </text:span>and <text:span text:style-name="T32">is redirected to the update supplier form</text:span></text:p>
        </text:list-item>
        <text:list-item>
          <text:p text:style-name="P100">The admin enters the name, address, phone number, fax, and email of the supplier</text:p>
        </text:list-item>
        <text:list-item>
          <text:p text:style-name="P100"><text:soft-page-break/>The Admin clicks on the submit button</text:p>
          <text:p text:style-name="P100"><text:tab/>Exception1: There is a blank input box.</text:p>
          <text:p text:style-name="P100"><text:tab/><text:tab/>1.1 The admin will redirected to the add supplier form</text:p>
          <text:p text:style-name="P100"><text:tab/><text:tab/>1.2 There is a message that tells the admin to fill in all input boxes</text:p>
          <text:p text:style-name="P100"><text:tab/><text:tab/>1.3 Back to step 4</text:p>
        </text:list-item>
        <text:list-item>
          <text:p text:style-name="P100">The supplier is <text:span text:style-name="T33">updated</text:span> and is saved in the database</text:p>
        </text:list-item>
        <text:list-item>
          <text:p text:style-name="P100">There is a pop up message that says “the supplier was successfully <text:span text:style-name="T33">updated</text:span>”</text:p>
        </text:list-item>
        <text:list-item>
          <text:p text:style-name="P100">Exit</text:p>
        </text:list-item>
      </text:list>
      <text:p text:style-name="P67"/>
      <text:p text:style-name="P109">Use Case #25</text:p>
      <text:p text:style-name="P110"><text:span text:style-name="T25">N</text:span>ame: <text:span text:style-name="T31">Add Order</text:span></text:p>
      <text:p text:style-name="P67">Actor: <text:span text:style-name="T33">Admin</text:span></text:p>
      <text:p text:style-name="P67">Pre-<text:span text:style-name="T27">c</text:span>ondition: <text:span text:style-name="T31">The order to be added has a customer id, payment id, transaction date, shipping date and time stamp. </text:span></text:p>
      <text:p text:style-name="P67">Post-<text:span text:style-name="T27">c</text:span>ondition: <text:span text:style-name="T31">The order is added in the database and can be viewed on the order list page</text:span></text:p>
      <text:p text:style-name="P67">Main Course:</text:p>
      <text:list xml:id="list3098583486727022850" text:style-name="L14">
        <text:list-item>
          <text:p text:style-name="P60">The <text:span text:style-name="T33">admin</text:span> is on the <text:s/><text:span text:style-name="T33">order </text:span>page.</text:p>
        </text:list-item>
        <text:list-item>
          <text:p text:style-name="P92">The admin Clicks on the add <text:span text:style-name="T33">order tab </text:span>and <text:span text:style-name="T32">is redirected to the add order form</text:span></text:p>
        </text:list-item>
        <text:list-item>
          <text:p text:style-name="P101">The admin enters the <text:span text:style-name="T31">customer id, payment id, transaction date, shipping date and time stamp</text:span> of the <text:span text:style-name="T33">order</text:span></text:p>
        </text:list-item>
        <text:list-item>
          <text:p text:style-name="P101">The Admin clicks on the submit button</text:p>
          <text:p text:style-name="P101"><text:tab/>Exception1: There is a blank input box.</text:p>
          <text:p text:style-name="P101"><text:tab/><text:tab/>1.1 The admin will redirected to the add supplier form</text:p>
          <text:p text:style-name="P101"><text:tab/><text:tab/>1.2 There is a message that tells the admin to fill in all input boxes</text:p>
          <text:p text:style-name="P101"><text:tab/><text:tab/>1.3 Back to step 4</text:p>
        </text:list-item>
        <text:list-item>
          <text:p text:style-name="P101">The <text:span text:style-name="T33">order</text:span> is added and is saved in the database</text:p>
        </text:list-item>
        <text:list-item>
          <text:p text:style-name="P101">There is a pop up message that says “the <text:span text:style-name="T33">order</text:span> was successfully added”</text:p>
        </text:list-item>
        <text:list-item>
          <text:p text:style-name="P101">Exit</text:p>
        </text:list-item>
      </text:list>
      <text:p text:style-name="P99"/>
      <text:p text:style-name="P108">Use Case #2<text:span text:style-name="T34">6</text:span></text:p>
      <text:p text:style-name="P68"><text:span text:style-name="T25">N</text:span>ame: <text:span text:style-name="T32">View all orders</text:span></text:p>
      <text:p text:style-name="P68">Actor: <text:span text:style-name="T31">Admin</text:span></text:p>
      <text:p text:style-name="P68">Pre-<text:span text:style-name="T27">c</text:span>ondition: <text:span text:style-name="T32">The admin is on the Admin dashboard page</text:span></text:p>
      <text:p text:style-name="P68">Post-<text:span text:style-name="T27">c</text:span>ondition: <text:span text:style-name="T31">The list of all orders is shown</text:span></text:p>
      <text:p text:style-name="P68">Main Course:</text:p>
      <text:list xml:id="list192448293893512" text:continue-list="list8604800423621769308" text:style-name="L12">
        <text:list-item>
          <text:p text:style-name="P58">The admin <text:span text:style-name="T32">clicks</text:span> on the <text:span text:style-name="T34">order tab and will then be redirected to the</text:span> <text:s/><text:span text:style-name="T34">order</text:span> page.</text:p>
        </text:list-item>
        <text:list-item>
          <text:p text:style-name="P90">The admin Clicks on the <text:span text:style-name="T32">view</text:span> <text:span text:style-name="T34">orders</text:span> <text:span text:style-name="T32">tab </text:span>and <text:span text:style-name="T32">is redirected to the supplier list page</text:span></text:p>
        </text:list-item>
        <text:list-item>
          <text:p text:style-name="P98">The Supplier list is shown</text:p>
        </text:list-item>
        <text:list-item>
          <text:p text:style-name="P98">Exit</text:p>
        </text:list-item>
      </text:list>
      <text:p text:style-name="P103"/>
      <text:p text:style-name="P108">Use Case #2<text:span text:style-name="T34">7</text:span></text:p>
      <text:p text:style-name="P110"><text:span text:style-name="T25">N</text:span>ame: <text:span text:style-name="T31">Add Order Item</text:span></text:p>
      <text:p text:style-name="P67">Actor: <text:span text:style-name="T33">Admin</text:span></text:p>
      <text:p text:style-name="P67">Pre-<text:span text:style-name="T27">c</text:span>ondition: <text:span text:style-name="T31">The order item to be added has an order id, product id, unit price, discount and quantity. </text:span></text:p>
      <text:p text:style-name="P67">Post-<text:span text:style-name="T27">c</text:span>ondition: <text:span text:style-name="T31">The order ite is added in the database and can be viewed on the order item list page</text:span></text:p>
      <text:p text:style-name="P67">Main Course:</text:p>
      <text:list xml:id="list6459033808393016819" text:style-name="L15">
        <text:list-item>
          <text:p text:style-name="P61">The <text:span text:style-name="T33">admin</text:span> is on the <text:s/><text:span text:style-name="T33">order </text:span>page.</text:p>
        </text:list-item>
        <text:list-item>
          <text:p text:style-name="P93"><text:span text:style-name="T34">T</text:span>he admin Clicks on the add <text:span text:style-name="T33">order item button </text:span>and <text:span text:style-name="T32">is redirected to the add order item form</text:span></text:p>
        </text:list-item>
        <text:list-item>
          <text:p text:style-name="P102">The admin enters the <text:s/><text:span text:style-name="T31">order id, product id, unit price, discount and quantity</text:span></text:p>
        </text:list-item>
        <text:list-item>
          <text:p text:style-name="P102"><text:soft-page-break/>The Admin clicks on the submit button</text:p>
          <text:p text:style-name="P102"><text:tab/>Exception1: There is a blank input box.</text:p>
          <text:p text:style-name="P102"><text:tab/><text:tab/>1.1 The admin will redirected to the add supplier form</text:p>
          <text:p text:style-name="P102"><text:tab/><text:tab/>1.2 There is a message that tells the admin to fill in all input boxes</text:p>
          <text:p text:style-name="P102"><text:tab/><text:tab/>1.3 Back to step 4</text:p>
        </text:list-item>
        <text:list-item>
          <text:p text:style-name="P102">The <text:span text:style-name="T33">order</text:span> <text:span text:style-name="T33">item </text:span>is added and is saved in the database</text:p>
        </text:list-item>
        <text:list-item>
          <text:p text:style-name="P102">There is a pop up message that says “the <text:span text:style-name="T33">order</text:span> <text:span text:style-name="T33">item </text:span>was successfully added”</text:p>
        </text:list-item>
        <text:list-item>
          <text:p text:style-name="P102">Exit</text:p>
        </text:list-item>
      </text:list>
      <text:p text:style-name="P99"/>
      <text:p text:style-name="P108">Use Case #23</text:p>
      <text:p text:style-name="P68"><text:span text:style-name="T25">N</text:span>ame: <text:span text:style-name="T32">View all order items</text:span></text:p>
      <text:p text:style-name="P68">Actor: <text:span text:style-name="T31">Admin</text:span></text:p>
      <text:p text:style-name="P68">Pre-<text:span text:style-name="T27">c</text:span>ondition: <text:span text:style-name="T32">The admin is on the Admin Order page</text:span></text:p>
      <text:p text:style-name="P68">Post-<text:span text:style-name="T27">c</text:span>ondition: <text:span text:style-name="T31">The list of all order items is shown</text:span></text:p>
      <text:p text:style-name="P68">Main Course:</text:p>
      <text:list xml:id="list4482428486067998903" text:style-name="L17">
        <text:list-item>
          <text:p text:style-name="P62">The admin <text:span text:style-name="T32">clicks</text:span> on the <text:span text:style-name="T34">order item button and will then be redirected to the</text:span> <text:s/><text:span text:style-name="T34">order</text:span> <text:span text:style-name="T34">item list </text:span>page.</text:p>
          <text:p text:style-name="P94"/>
        </text:list-item>
        <text:list-item>
          <text:p text:style-name="P104">The <text:span text:style-name="T34">order item</text:span> list is shown</text:p>
        </text:list-item>
        <text:list-item>
          <text:p text:style-name="P104">Exit</text:p>
          <text:p text:style-name="P10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25in" text:min-label-width="0.25in"/>
      </text:list-level-style-number>
      <text:list-level-style-number text:level="2" text:style-name="List12Level1" style:num-suffix="." style:num-format="a">
        <style:list-level-properties text:space-before="0.75in" text:min-label-width="0.25in"/>
      </text:list-level-style-number>
      <text:list-level-style-number text:level="3" text:style-name="List12Level2" style:num-suffix="." style:num-format="i">
        <style:list-level-properties text:space-before="1.3748in" text:min-label-width="0.1252in"/>
      </text:list-level-style-number>
      <text:list-level-style-number text:level="4" text:style-name="List12Level3" style:num-suffix="." style:num-format="1">
        <style:list-level-properties text:space-before="1.75in" text:min-label-width="0.25in"/>
      </text:list-level-style-number>
      <text:list-level-style-number text:level="5" text:style-name="List12Level4" style:num-suffix="." style:num-format="a">
        <style:list-level-properties text:space-before="2.25in" text:min-label-width="0.25in"/>
      </text:list-level-style-number>
      <text:list-level-style-number text:level="6" text:style-name="List12Level5" style:num-suffix="." style:num-format="i">
        <style:list-level-properties text:space-before="2.8748in" text:min-label-width="0.1252in"/>
      </text:list-level-style-number>
      <text:list-level-style-number text:level="7" text:style-name="List12Level6" style:num-suffix="." style:num-format="1">
        <style:list-level-properties text:space-before="3.25in" text:min-label-width="0.25in"/>
      </text:list-level-style-number>
      <text:list-level-style-number text:level="8" text:style-name="List12Level7" style:num-suffix="." style:num-format="a">
        <style:list-level-properties text:space-before="3.75in" text:min-label-width="0.25in"/>
      </text:list-level-style-number>
      <text:list-level-style-number text:level="9" text:style-name="List1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7:19.356285074</meta:creation-date>
    <dc:date>2016-03-18T19:24:46.251006955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9" meta:paragraph-count="325" meta:word-count="2375" meta:character-count="13119" meta:non-whitespace-character-count="11094"/>
  </office:meta>
</office:document-meta>
</file>